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6a600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06a600"/>
    </style:style>
    <style:style style:name="P3" style:family="paragraph" style:parent-style-name="Horizontal_20_Line">
      <style:text-properties officeooo:paragraph-rsid="0006a600"/>
    </style:style>
    <style:style style:name="P4" style:family="paragraph" style:parent-style-name="Heading_20_2">
      <style:text-properties style:font-name="Liberation Serif" officeooo:paragraph-rsid="00072a29"/>
    </style:style>
    <style:style style:name="P5" style:family="paragraph" style:parent-style-name="Standard">
      <style:text-properties style:font-name="Liberation Serif" officeooo:paragraph-rsid="00072a29"/>
    </style:style>
    <style:style style:name="P6" style:family="paragraph" style:parent-style-name="Standard">
      <style:text-properties style:font-name="Liberation Serif" fo:font-weight="bold" officeooo:paragraph-rsid="00072a29" style:font-weight-asian="bold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style="italic" officeooo:paragraph-rsid="00072a29" style:font-size-asian="10pt" style:font-style-asian="italic" style:font-size-complex="10pt" style:font-style-complex="italic"/>
    </style:style>
    <style:style style:name="P8" style:family="paragraph" style:parent-style-name="Text_20_body">
      <style:paragraph-properties fo:margin-top="0in" fo:margin-bottom="0in" loext:contextual-spacing="false"/>
      <style:text-properties style:font-name="Liberation Serif" fo:font-size="12pt" fo:font-style="italic" fo:font-weight="bold" officeooo:paragraph-rsid="00072a29" style:font-size-asian="10.5pt" style:font-style-asian="italic" style:font-size-complex="12pt" style:font-style-complex="italic"/>
    </style:style>
    <style:style style:name="P9" style:family="paragraph" style:parent-style-name="Text_20_body">
      <style:paragraph-properties fo:margin-top="0in" fo:margin-bottom="0in" loext:contextual-spacing="false"/>
      <style:text-properties fo:font-weight="bold" officeooo:paragraph-rsid="00072a29"/>
    </style:style>
    <style:style style:name="P10" style:family="paragraph" style:parent-style-name="Text_20_body">
      <style:paragraph-properties fo:margin-top="0in" fo:margin-bottom="0in" loext:contextual-spacing="false"/>
      <style:text-properties fo:font-weight="bold" officeooo:paragraph-rsid="0006a600"/>
    </style:style>
    <style:style style:name="P11" style:family="paragraph" style:parent-style-name="Text_20_body">
      <style:paragraph-properties fo:margin-top="0in" fo:margin-bottom="0in" loext:contextual-spacing="false"/>
      <style:text-properties officeooo:paragraph-rsid="00072a29"/>
    </style:style>
    <style:style style:name="P12" style:family="paragraph" style:parent-style-name="Text_20_body" style:master-page-name="HTML">
      <style:paragraph-properties fo:margin-top="0in" fo:margin-bottom="0in" loext:contextual-spacing="false" style:page-number="auto"/>
      <style:text-properties officeooo:paragraph-rsid="0006a600"/>
    </style:style>
    <style:style style:name="T1" style:family="text">
      <style:text-properties fo:font-style="italic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47"/><text:span text:style-name="T2">B. Word Frequency</text:span><text:line-break/>The following charts show how often some of the words related to ‘third sex/gender’ and<text:line-break/>to ‘sex/gender-characteristics’ are used in the Pali Canon and commentaries as well as in<text:line-break/>the Sanskrit, Chinese and Tibetan texts. In the Figures, the (b) charts show the relative<text:line-break/>number of words. This takes into account the size of the specific parts of the Canon and<text:line-break/>Commentaries.<text:a xlink:type="simple" xlink:href="../YellowGates.html#47" text:style-name="Internet_20_link" text:visited-style-name="Visited_20_Internet_20_Link">1</text:a><text:line-break/><text:span text:style-name="T2">B.1. Words denoting gender-nonconforming individuals</text:span><text:line-break/><text:span text:style-name="T2">Pali Canon and Commentaries</text:span><text:line-break/>The Pali charts use the data from the <text:a xlink:type="simple" xlink:href="https://buddhanexus.net/" text:style-name="Internet_20_link" text:visited-style-name="Visited_20_Internet_20_Link">BuddhaNexus.net </text:a>database, which comprises the<text:line-break/>data from <text:a xlink:type="simple" xlink:href="https://suttacentral.net/" text:style-name="Internet_20_link" text:visited-style-name="Visited_20_Internet_20_Link">SuttaCentral.net </text:a>and <text:a xlink:type="simple" xlink:href="https://tipitaka.org/" text:style-name="Internet_20_link" text:visited-style-name="Visited_20_Internet_20_Link">VRI–Vipassana Research Institute.</text:a><text:line-break/>(a) Total number of words.<text:line-break/>(b) Relative number of words.<text:line-break/>Figure 3: Words denoting gender-nonconforming individuals in the Pali Canon and<text:line-break/>Commentaries.<text:line-break/>Figure 4: Relative importance of words within each collection (as a percentage).<text:line-break/>1The total number of words in a collection is divided by the total number of characters in that<text:line-break/>collection times 105 (Pali and Tibetan) and 1011 (Sanskrit). For the Chinese no charts are given for the<text:line-break/>relative number of words because there was no significant difference with the charts for the total number<text:line-break/>of words. For the Tibetan no charts are given for words relating to the characteristics of sex/gender due<text:line-break/>to a lack of data.<text:line-break/>47</text:p>
      <text:p text:style-name="P1"/>
      <text:p text:style-name="P2"><text:bookmark text:name="48"/><text:span text:style-name="T2">Sanskrit Buddhist and Vedic Canon and Commentaries</text:span><text:line-break/>The Sanskrit charts use the data from the <text:a xlink:type="simple" xlink:href="https://buddhanexus.net/" text:style-name="Internet_20_link" text:visited-style-name="Visited_20_Internet_20_Link">BuddhaNexus.net </text:a>database, which comprises<text:line-break/>the data from <text:a xlink:type="simple" xlink:href="http://gretil.sub.uni-goettingen.de/gretil.html" text:style-name="Internet_20_link" text:visited-style-name="Visited_20_Internet_20_Link">GRETIL–Göttingen Register of Electronic Texts in Indian Languages</text:a>. The<text:line-break/>data from the <text:a xlink:type="simple" xlink:href="http://www.dsbcproject.org/" text:style-name="Internet_20_link" text:visited-style-name="Visited_20_Internet_20_Link">DSBC–Digital Sanskrit Buddhist Canon </text:a>is not included in these charts<text:line-break/>because they largely overlap with the GRETIL data which would result in double entries.<text:line-break/>Unlike the texts in the Pali, Chinese and Tibetan canons, the GRETIL data used for<text:line-break/>the Sanskrit charts does not comprise the entire Buddhist Canon. They are also not<text:line-break/>ordered by approximate lateness. The Vedic/Brahmanical texts are also included in these<text:line-break/>charts.<text:a xlink:type="simple" xlink:href="../YellowGates.html#48" text:style-name="Internet_20_link" text:visited-style-name="Visited_20_Internet_20_Link">1</text:a><text:line-break/>(a) Total number of words.<text:line-break/>(b) Relative number of words.<text:line-break/>Figure 5: Words denoting gender-nonconforming individuals in the Sanskrit Buddhist<text:line-break/>and Vedic Canon and Commentaries.<text:line-break/>Figure 6: Relative importance of words within each collection (as a percentage).<text:line-break/>1Note that the prominance of the relative number of words in the category ‘Buddhist Misc.’ is mainly<text:line-break/>due to the very small size of this category.<text:line-break/>48</text:p>
      <text:p text:style-name="P1"/>
      <text:p text:style-name="P2"><text:bookmark text:name="49"/><text:span text:style-name="T2">Chinese Buddhist Taishō Canon</text:span><text:line-break/>The Chinese charts use the data from the <text:a xlink:type="simple" xlink:href="https://buddhanexus.net/" text:style-name="Internet_20_link" text:visited-style-name="Visited_20_Internet_20_Link">BuddhaNexus.net </text:a>database, which comprises<text:line-break/>the data from <text:a xlink:type="simple" xlink:href="https://www.cbeta.org/" text:style-name="Internet_20_link" text:visited-style-name="Visited_20_Internet_20_Link">CBETA–Chinese Buddhist Electronic Text Association</text:a>.<text:line-break/>Figure 7: Total number of words denoting gender-nonconforming individuals in the<text:line-break/>Chinese Taishō Canon.<text:line-break/>Figure 8: Relative importance of words within each collection (as a percentage).<text:line-break/>49</text:p>
      <text:p text:style-name="P1"/>
      <text:p text:style-name="P2"><text:bookmark text:name="50"/><text:soft-page-break/><text:span text:style-name="T2">Tibetan Buddhist Kangyur and Tengyur Canon</text:span><text:line-break/>The Tibetan charts use the data from the <text:a xlink:type="simple" xlink:href="https://buddhanexus.net/" text:style-name="Internet_20_link" text:visited-style-name="Visited_20_Internet_20_Link">BuddhaNexus.net </text:a>database, which comprises<text:line-break/>the data from <text:a xlink:type="simple" xlink:href="https://asianclassics.org/" text:style-name="Internet_20_link" text:visited-style-name="Visited_20_Internet_20_Link">ACIP–Asian Classics Input Projects </text:a>and <text:a xlink:type="simple" xlink:href="https://www.tbrc.org/" text:style-name="Internet_20_link" text:visited-style-name="Visited_20_Internet_20_Link">BDRC–Buddhist Digital Resource<text:line-break/>Center.</text:a><text:line-break/>(a) Total number of words.<text:line-break/>(b) Relative number of words.<text:line-break/>Figure 9: Words denoting gender-nonconforming individuals in the Tibetan Kangyur<text:line-break/>and Tengyur Canon.<text:line-break/>Figure 10: Relative importance of words within each collection (as a percentage).<text:line-break/>50</text:p>
      <text:p text:style-name="P1"/>
      <text:p text:style-name="P2"><text:bookmark text:name="51"/><text:span text:style-name="T2">B.2. Words denoting sex/gender-characteristics</text:span><text:line-break/>In order to get an idea as to the frequency in which certain words are used to denote<text:line-break/>sex/gender characteristics as opposed to general characteristics I have used the prefixes<text:line-break/><text:span text:style-name="T1">itthi </text:span>(‘female’ Skt. <text:span text:style-name="T1">strī</text:span>, Chn. 女) and <text:span text:style-name="T1">purisa </text:span>(‘male’ Skt. <text:span text:style-name="T1">puruṣa</text:span>, Chn. 男).<text:line-break/><text:span text:style-name="T2">Pali Canon and Commentaries</text:span><text:line-break/>(a) Total number of words.<text:line-break/>(b) Relative number of words.<text:line-break/>Figure 11: Words denoting sex/gender-characteristics in the Pali Canon and<text:line-break/>Commentaries.<text:line-break/>Figure 12: Relative importance of words within each collection (as a percentage).<text:line-break/>(a) Liṅga in relation to words denoting<text:line-break/>(b) Byañjana in relation to words denoting<text:line-break/>sex/gender-characteristics.<text:line-break/>sex/gender-characteristics.<text:line-break/>Figure 13: Relative importance with regards to the root words within each collection.<text:line-break/>51</text:p>
      <text:p text:style-name="P1"/>
      <text:p text:style-name="P2"><text:bookmark text:name="52"/><text:span text:style-name="T2">Sanskrit Buddhist and Vedic Canon and Commentaries</text:span><text:line-break/>(a) Total number of words.<text:line-break/>(b) Relative number of words.<text:line-break/>Figure 14: Words denoting sex/gender-characteristics in the Sanskrit Buddhist and<text:line-break/>Vedic Canons and Commentaries.<text:line-break/>Figure 15: Relative importance of words within each collection (as a percentage).<text:line-break/>(a) Liṅga in relation to words denoting<text:line-break/>(b) Vyañjana in relation to words denoting<text:line-break/>sex/gender-characteristics.<text:line-break/>sex/gender-characteristics.<text:line-break/>Figure 16: Relative importance with regards to the root words within each collection (as<text:line-break/>a percentage).<text:line-break/>52</text:p>
      <text:p text:style-name="P1"/>
      <text:p text:style-name="P2"><text:bookmark text:name="53"/><text:span text:style-name="T2">Chinese Buddhist Taishō Canon</text:span><text:line-break/>Figure 17: Total number of words denoting sex/gender-characteristics in the Chinese<text:line-break/>Taishō Canon.<text:line-break/>Figure 18: Relative importance of words within each collection (as a percentage).<text:line-break/>Figure 19: Relative importance of words denoting sex/gender-characteristics with<text:line-break/>regards to the root word 根 (faculty) within each collection (as a percentage).<text:line-break/><text:soft-page-break/>Figure 20: Relative importance of words denoting sex/gender-characteristics with<text:line-break/>regards to the root word 形 (shape) within each collection (as a percentage).<text:line-break/>53</text:p>
      <text:p text:style-name="P1"/>
      <text:p text:style-name="P2"><text:bookmark text:name="54"/><text:span text:style-name="T2">C. Glossary of Definitions</text:span><text:line-break/><text:span text:style-name="T2">C.1. Definitions of Pali and Sanskrit Words</text:span><text:line-break/>In this section I refer to the various dictionary definitions of the words relevant to the<text:line-break/>subject matter and provide links to these dictionaries. Click on a website link to open<text:line-break/>the definition in your browser.<text:line-break/><text:span text:style-name="T2">Napuṁsaka</text:span><text:line-break/><text:span text:style-name="T2">Vepurisikā</text:span><text:line-break/>Pali word: <text:span text:style-name="T1">napuṁsaka</text:span><text:line-break/>Pali word: <text:span text:style-name="T1">vepurisikā</text:span><text:line-break/>Pali dictionary: <text:a xlink:type="simple" xlink:href="https://suttacentral.net/define/napuṃsaka" text:style-name="Internet_20_link" text:visited-style-name="Visited_20_Internet_20_Link">see SuttaCentral.net</text:a><text:line-break/>Pali dictionary: <text:a xlink:type="simple" xlink:href="https://suttacentral.net/define/vepurisikā" text:style-name="Internet_20_link" text:visited-style-name="Visited_20_Internet_20_Link">see SuttaCentral.net</text:a><text:line-break/>Sanskrit word: <text:span text:style-name="T1">napuṁsaka<text:line-break/></text:span>Sanskrit dictionary: <text:a xlink:type="simple" xlink:href="https://www.wisdomlib.org/definition/napumsaka" text:style-name="Internet_20_link" text:visited-style-name="Visited_20_Internet_20_Link">see WisdomLib.org</text:a><text:line-break/><text:span text:style-name="T2">Paṇḍaka</text:span><text:line-break/><text:span text:style-name="T2">Liṅga</text:span><text:line-break/>Pali word: <text:span text:style-name="T1">paṇḍaka</text:span><text:line-break/>Pali word: <text:span text:style-name="T1">liṅga</text:span><text:line-break/>Pali dictionary: <text:a xlink:type="simple" xlink:href="https://suttacentral.net/define/paṇḍaka" text:style-name="Internet_20_link" text:visited-style-name="Visited_20_Internet_20_Link">see SuttaCentral.net</text:a><text:line-break/>Pali dictionary: <text:a xlink:type="simple" xlink:href="https://suttacentral.net/define/liṅga" text:style-name="Internet_20_link" text:visited-style-name="Visited_20_Internet_20_Link">see SuttaCentral.net</text:a><text:line-break/>Sanskrit word: <text:span text:style-name="T1">paṇḍaka</text:span><text:line-break/>Sanskrit word: <text:span text:style-name="T1">liṅga</text:span><text:line-break/>Tibetan word: <text:span text:style-name="T1">ma ning </text:span>or ’<text:span text:style-name="T1">dod ’gro</text:span><text:line-break/>Chinese word: 根 or 形<text:line-break/>Chinese word: 不能男 or 黃門<text:line-break/>ITLR dictionary: <text:a xlink:type="simple" xlink:href="http://www.itlr.net/hwid:281142" text:style-name="Internet_20_link" text:visited-style-name="Visited_20_Internet_20_Link">see ITLR.net</text:a><text:line-break/><text:span text:style-name="T2">ubhatobyañjanaka</text:span><text:line-break/><text:span text:style-name="T2">Byañ jana</text:span><text:line-break/>Pali word: <text:span text:style-name="T1">ubhatobyañjanaka </text:span>or<text:line-break/>Pali word: <text:span text:style-name="T1">b yañ jana </text:span>or <text:span text:style-name="T1">vyañjana</text:span><text:line-break/><text:span text:style-name="T1">ubhatovyañ janaka</text:span><text:line-break/>Pali dictionary: <text:a xlink:type="simple" xlink:href="https://suttacentral.net/define/liṅga" text:style-name="Internet_20_link" text:visited-style-name="Visited_20_Internet_20_Link">see SuttaCentral.net</text:a><text:line-break/>Pali dictionary: <text:a xlink:type="simple" xlink:href="https://suttacentral.net/define/ubhatovyañjanaka" text:style-name="Internet_20_link" text:visited-style-name="Visited_20_Internet_20_Link">see SuttaCentral.net</text:a><text:line-break/>Sanskrit word: <text:span text:style-name="T1">vyañjana</text:span><text:line-break/>Sanskrit word: <text:span text:style-name="T1">ubhayavyañjana</text:span><text:line-break/>ITLR dictionary: <text:a xlink:type="simple" xlink:href="https://www.itlr.net/hwid:281142?md=view&amp;m2=op1&amp;usid=281142" text:style-name="Internet_20_link" text:visited-style-name="Visited_20_Internet_20_Link">see ITLR.net</text:a><text:line-break/>Tibetan word: <text:span text:style-name="T1">mtshan gnyis pa<text:line-break/></text:span>Chinese word: 二根 or 二形<text:line-break/>ITLR dictionary: <text:a xlink:type="simple" xlink:href="http://www.itlr.net/hwid:62844" text:style-name="Internet_20_link" text:visited-style-name="Visited_20_Internet_20_Link">see ITLR.net</text:a><text:line-break/><text:span text:style-name="T2">Nimitta</text:span><text:line-break/><text:span text:style-name="T2">Ṣaṇḍha</text:span><text:line-break/>Pali word: <text:span text:style-name="T1">nimitta</text:span><text:line-break/>Sanskrit word: <text:span text:style-name="T1">ṣaṇḍha</text:span><text:line-break/>Pali dictionary: <text:a xlink:type="simple" xlink:href="https://suttacentral.net/define/nimitta" text:style-name="Internet_20_link" text:visited-style-name="Visited_20_Internet_20_Link">see SuttaCentral.net</text:a><text:line-break/>Tibetan word: <text:span text:style-name="T1">za ma </text:span>or <text:span text:style-name="T1">nyug rum</text:span><text:line-break/><text:soft-page-break/>Sanskrit word: <text:span text:style-name="T1">nimitta</text:span><text:line-break/>ITLR dictionary: <text:a xlink:type="simple" xlink:href="https://www.itlr.net/hwid:281142?md=view&amp;m2=op1&amp;usid=281142" text:style-name="Internet_20_link" text:visited-style-name="Visited_20_Internet_20_Link">see ITLR.net</text:a><text:line-break/>Tibetan word: <text:span text:style-name="T1">mtshan ma<text:line-break/></text:span>ITLR dictionary: <text:a xlink:type="simple" xlink:href="https://www.itlr.net/hwid:281142?md=view&amp;m2=op1&amp;usid=281142" text:style-name="Internet_20_link" text:visited-style-name="Visited_20_Internet_20_Link">see ITLR.net</text:a><text:line-break/>54</text:p>
      <text:p text:style-name="P1"/>
      <text:p text:style-name="P2"><text:bookmark text:name="55"/><text:span text:style-name="T2">C.2. Modern Definitions</text:span><text:line-break/>In this section I list a few terms relevant to the subject matter because there are many<text:line-break/>misunderstandings with regards to these terms and their meanings. For other terms, I<text:line-break/>refer to <text:a xlink:type="simple" xlink:href="https://www.hrc.org/resources/glossary-of-terms" text:style-name="Internet_20_link" text:visited-style-name="Visited_20_Internet_20_Link">the website of the Human Rights Campaign.</text:a><text:line-break/><text:span text:style-name="T2">Intersex</text:span><text:line-break/>The definition of the term ‘intersex’ according to the <text:a xlink:type="simple" xlink:href="https://unfe.org/system/unfe-65-Intersex_Factsheet_ENGLISH.pdf" text:style-name="Internet_20_link" text:visited-style-name="Visited_20_Internet_20_Link">UN Oﬀice of the High Commissioner<text:line-break/>for Human Rights </text:a>is as follows:<text:line-break/>Intersex people are born with sex characteristics (including genitals, gonads<text:line-break/>and chromosome patterns) that do not fit typical binary notions of male or<text:line-break/>female bodies.<text:line-break/>Intersex is an umbrella term used to describe a wide range of natural bodily<text:line-break/>variations. In some cases, intersex traits are visible at birth while in others,<text:line-break/>they are not apparent until puberty. Some chromosomal intersex variations<text:line-break/>may not be physically apparent at all.<text:line-break/>Intersex can be divided into four categories according to the <text:a xlink:type="simple" xlink:href="https://medlineplus.gov/ency/article/001669.htm" text:style-name="Internet_20_link" text:visited-style-name="Visited_20_Internet_20_Link">US National Library of</text:a><text:line-break/><text:a xlink:type="simple" xlink:href="https://medlineplus.gov/ency/article/001669.htm" text:style-name="Internet_20_link" text:visited-style-name="Visited_20_Internet_20_Link">Medicine:</text:a><text:line-break/>46, XX intersex<text:line-break/>female internal organs and chromosomes<text:line-break/>external genitals appear male<text:line-break/>46, XY intersex<text:line-break/>male internal organs and chromosomes<text:line-break/>external genitals appear female or ambiguous<text:line-break/>True gonadal intersex<text:line-break/>both ovarian and testicular tissue<text:line-break/>external genitals ambiguous or<text:line-break/>appear female or male<text:line-break/>Complex or undetermined intersex chromosomes discrepancies only<text:line-break/><text:span text:style-name="T2">Hermaphrodite</text:span><text:line-break/>A hermaphrodite is an organism that has both male and female reproductive organs. Until<text:line-break/>the mid-20th Century, ‘hermaphrodite’ was used synonymously with ‘intersex’. The dis-<text:line-break/>tinctions ‘male pseudohermaphrodite’, ‘female pseudohermaphrodite’ and especially ‘true<text:line-break/>hermaphrodite’ are terms that are no longer used, which reflected histology (microscopic<text:line-break/>appearance) of the gonads. Medical terminology has shifted not only due to concerns<text:line-break/>about language, but also a shift to understandings based on genetics.<text:line-break/>Currently, hermaphroditism is not to be confused with intersex, as the former refers<text:line-break/>only to a specific phenotypical presentation of sex organs and the latter to a more complex<text:line-break/>combination of phenotypical and genotypical presentation. Using hermaphrodite to refer<text:line-break/>55</text:p>
      <text:p text:style-name="P1"/>
      <text:p text:style-name="P2"><text:bookmark text:name="56"/>to intersex individuals is considered to be stigmatizing and misleading.<text:a xlink:type="simple" xlink:href="../YellowGates.html#56" text:style-name="Internet_20_link" text:visited-style-name="Visited_20_Internet_20_Link">1 </text:a>Hermaphrodite<text:line-break/>is used for animal and plant species in which the possession of both ovaries and testes<text:line-break/>is either serial or concurrent, and for living organisms without such gonads but which<text:line-break/><text:soft-page-break/>present binary form of reproduction, which is part of the typical life history of those<text:line-break/>species. Intersex has come to be used when this is not the case.<text:line-break/><text:span text:style-name="T2">Transgender</text:span><text:line-break/>Transgender people have a gender identity or gender expression that differs from the<text:line-break/>sex that they were assigned at birth.<text:a xlink:type="simple" xlink:href="../YellowGates.html#56" text:style-name="Internet_20_link" text:visited-style-name="Visited_20_Internet_20_Link">2 </text:a>Some transgender people who desire medical<text:line-break/>assistance to transition from one sex to another identify as transsexual.<text:a xlink:type="simple" xlink:href="../YellowGates.html#56" text:style-name="Internet_20_link" text:visited-style-name="Visited_20_Internet_20_Link">3 </text:a>Transgender,<text:line-break/>often shortened as trans, is also an umbrella term. In addition to including people whose<text:line-break/>gender identity is the opposite of their assigned sex (trans men and trans women), it may<text:line-break/>include people who are not exclusively masculine or feminine (people who are non-binary<text:line-break/>or genderqueer, including bigender, pangender, genderfluid, or agender). Other definitions<text:line-break/>of transgender also include people who belong to a third gender, or else conceptualize<text:line-break/>transgender people as a third gender.<text:line-break/>The term transgender is also distinguished from intersex.<text:line-break/>The opposite of transgender is cisgender, which describes persons whose gender identity<text:line-break/>or expression matches their assigned sex.<text:line-break/>Many transgender people experience gender dysphoria, and some seek medical treat-<text:line-break/>ments such as Hormone Replacement Therapy, sex reassignment surgery, or psychother-<text:line-break/>apy. Not all transgender people desire these treatments, and some cannot undergo them<text:line-break/>for financial or medical <text:a xlink:type="simple" xlink:href="../YellowGates.html#56" text:style-name="Internet_20_link" text:visited-style-name="Visited_20_Internet_20_Link">reasons.4</text:a><text:line-break/>1See <text:a xlink:type="simple" xlink:href="https://web.archive.org/web/20130701061246/http://www.isna.org/faq/hermaphrodite" text:style-name="Internet_20_link" text:visited-style-name="Visited_20_Internet_20_Link">Intersex Society of North America</text:a>.<text:line-break/>2<text:a xlink:type="simple" xlink:href="../YellowGates.html#57" text:style-name="Internet_20_link" text:visited-style-name="Visited_20_Internet_20_Link">Altilio and Otis-Green </text:a>[<text:a xlink:type="simple" xlink:href="../YellowGates.html#57" text:style-name="Internet_20_link" text:visited-style-name="Visited_20_Internet_20_Link">2011] </text:a>page 380.<text:line-break/>3<text:a xlink:type="simple" xlink:href="../YellowGates.html#58" text:style-name="Internet_20_link" text:visited-style-name="Visited_20_Internet_20_Link">Polly and Nicole </text:a>[<text:a xlink:type="simple" xlink:href="../YellowGates.html#58" text:style-name="Internet_20_link" text:visited-style-name="Visited_20_Internet_20_Link">2011].<text:line-break/></text:a>4For more information on these issues, see <text:a xlink:type="simple" xlink:href="../YellowGates.html#58" text:style-name="Internet_20_link" text:visited-style-name="Visited_20_Internet_20_Link">Maizes </text:a>[<text:a xlink:type="simple" xlink:href="../YellowGates.html#58" text:style-name="Internet_20_link" text:visited-style-name="Visited_20_Internet_20_Link">2015].</text:a><text:line-break/>56</text:p>
      <text:p text:style-name="P1"/>
      <text:p text:style-name="P2"><text:bookmark text:name="57"/><text:span text:style-name="T2">References</text:span><text:line-break/>T. Altilio and S. Otis-Green. <text:span text:style-name="T1">Oxford Textbook of Palliative Social Work</text:span>. Oxford University<text:line-break/>Press, 2011. URL <text:a xlink:type="simple" xlink:href="https://books.google.com/books?id=XS3XJL_RGIgC&amp;pg=PA380" text:style-name="Internet_20_link" text:visited-style-name="Visited_20_Internet_20_Link">https://books.google.com/books?id=XS3XJL_RGIgC&amp;pg=PA380.</text:a><text:line-break/>C. Anderson. Changing sex in pali buddhist monastic literature. <text:span text:style-name="T1">Queering Paradigms VI:</text:span><text:line-break/><text:span text:style-name="T1">Interventions, Ethics and Glocalities</text:span>, pages 231–251, 09 2016a.<text:line-break/>C. Anderson. Defining women’s bodies in indian buddhist literature. <text:span text:style-name="T1">Barbara A. Holdrege</text:span><text:line-break/><text:span text:style-name="T1">and Karen Pechilis (eds) Re-figuring the Body: Embodiment in South Asian Religions</text:span>,<text:line-break/>2016b.<text:line-break/>Bhikkhu Anālayo. The legality of bhikkhunī ordination. <text:span text:style-name="T1">Journal of Buddhist Ethics,</text:span><text:line-break/><text:span text:style-name="T1">Special 20th Anniversary Issue</text:span>, 2013.<text:line-break/>B. Artinger. Sexual and gender identity in early buddhist literature. <text:span text:style-name="T1">Considered for</text:span><text:line-break/><text:span text:style-name="T1">publishing at the time of writing this.</text:span>, 2020.<text:line-break/>K. Bhimbhai. Pavayas in gujarat population, hindus. <text:span text:style-name="T1">Gazetteer of the Bombay Presidency</text:span>,<text:line-break/>9:586–588, 1901.<text:line-break/>A.R. Bomhard. The two meanings of the pāḷi term paṇḍaka. <text:span text:style-name="T1">Academia.edu</text:span>, 2016.<text:line-break/>URL <text:a xlink:type="simple" xlink:href="https://www.academia.edu/2210944/The_Two_Meanings_of_the_Pali_Term_pandaka_written_in_2012_revised_November_2016_" text:style-name="Internet_20_link" text:visited-style-name="Visited_20_Internet_20_Link">https://www.academia.edu/2210944/The_Two_Meanings_of_the_Pali_Term_<text:line-break/>pandaka_written_in_2012_revised_November_2016_.</text:a><text:line-break/>Bodhi Translation Committee BTC.<text:line-break/><text:span text:style-name="T1">Dharmaguptaka Vinaya, Ordination Skand-</text:span><text:line-break/><text:span text:style-name="T1">haka</text:span>.<text:line-break/>Bodhi Foundation for Culture and Education, 2015.<text:line-break/>URL <text:a xlink:type="simple" xlink:href="http://dharmaguptakavinaya.wordpress.com/" text:style-name="Internet_20_link" text:visited-style-name="Visited_20_Internet_20_Link">http://</text:a><text:line-break/><text:a xlink:type="simple" xlink:href="http://dharmaguptakavinaya.wordpress.com/" text:style-name="Internet_20_link" text:visited-style-name="Visited_20_Internet_20_Link">dharmaguptakavinaya.wordpress.com.</text:a><text:line-break/>R.P. Conner, M. Sparks, and D. Hatfield Sparks. <text:span text:style-name="T1">Cassell’s Encyclopedia of Queer Myth,</text:span><text:line-break/><text:soft-page-break/><text:span text:style-name="T1">Symbol and Spirit: Gay, Lesbian, Bisexual and Transgender Lore</text:span>. Cassell &amp; Co, 1998.<text:line-break/>Bhikkhunī Dhammadinnā. Soreyya/ā’s double sex change: on gender relevance and<text:line-break/>buddhist values. <text:span text:style-name="T1">Annual Report of the International Research Institute for Advanced<text:line-break/>Buddhology (ARIRIAB) at Soka University for the Academic Year 2018</text:span>, 22:9–34, 2019.<text:line-break/>W. Doniger O’Flaherty. Asceticism and sexuality in the mythology of Śiva. part i. <text:span text:style-name="T1">History</text:span><text:line-break/><text:span text:style-name="T1">of Religions</text:span>, 8(4):300–337, 1969. URL <text:a xlink:type="simple" xlink:href="http://www.jstor.org/stable/1062019" text:style-name="Internet_20_link" text:visited-style-name="Visited_20_Internet_20_Link">http://www.jstor.org/stable/1062019.</text:a><text:line-break/>W. Doniger O’Flaherty. <text:span text:style-name="T1">Women, Androgynes, and Other Mythical Beasts</text:span>. University of<text:line-break/>Chicago Press, 1982.<text:line-break/>P. Dudas. <text:span text:style-name="T1">The Jains</text:span>. Routledge, 2002.<text:line-break/>P. Dundas. <text:span text:style-name="T1">The Jains</text:span>. Library of religious beliefs and practices. Routledge, 1964. ISBN<text:line-break/>9780415266062. URL <text:a xlink:type="simple" xlink:href="https://books.google.be/books?id=jt6-YXE2aUwC" text:style-name="Internet_20_link" text:visited-style-name="Visited_20_Internet_20_Link">https://books.google.be/books?id=jt6-YXE2aUwC</text:a>.<text:line-break/>57</text:p>
      <text:p text:style-name="P1"/>
      <text:p text:style-name="P2"><text:bookmark text:name="58"/>R.P. Goldman. Transsexualism, gender, and anxiety in traditional india. <text:span text:style-name="T1">Journal of</text:span><text:line-break/><text:span text:style-name="T1">the American Oriental Society</text:span>, 113(3):374–401, 1993. URL <text:a xlink:type="simple" xlink:href="http://www.jstor.org/stable/605387" text:style-name="Internet_20_link" text:visited-style-name="Visited_20_Internet_20_Link">http://www.jstor.org/<text:line-break/>stable/605387.</text:a><text:line-break/>L.R. Goonesekere.<text:line-break/><text:span text:style-name="T1">Buddhist</text:span><text:line-break/><text:span text:style-name="T1">Commentarial</text:span><text:line-break/><text:span text:style-name="T1">Literature</text:span>.<text:line-break/>Buddhist Publica-<text:line-break/>tion Society, 2008.<text:line-break/>URL <text:a xlink:type="simple" xlink:href="https://www.bps.lk/olib/wh/wh113_Goonesekere_Buddhist-Commentarial-Literature.html#A77897789hakath257" text:style-name="Internet_20_link" text:visited-style-name="Visited_20_Internet_20_Link">https://www.bps.lk/olib/wh/wh113_Goonesekere_</text:a><text:line-break/><text:a xlink:type="simple" xlink:href="https://www.bps.lk/olib/wh/wh113_Goonesekere_Buddhist-Commentarial-Literature.html#A77897789hakath257" text:style-name="Internet_20_link" text:visited-style-name="Visited_20_Internet_20_Link">Buddhist-Commentarial-Literature.html#A77897789hakath257</text:a>.<text:line-break/>H. Hecker. <text:span text:style-name="T1">Buddhist Women at the Time of The Buddha</text:span>. Buddhist Publication Society,<text:line-break/>1976.<text:line-break/>URL <text:a xlink:type="simple" xlink:href="https://www.accesstoinsight.org/lib/authors/hecker/wheel292.html" text:style-name="Internet_20_link" text:visited-style-name="Visited_20_Internet_20_Link">https://www.accesstoinsight.org/lib/authors/hecker/wheel292.</text:a><text:line-break/><text:a xlink:type="simple" xlink:href="https://www.accesstoinsight.org/lib/authors/hecker/wheel292.html" text:style-name="Internet_20_link" text:visited-style-name="Visited_20_Internet_20_Link">html</text:a>.<text:line-break/>A. Heirman. Sleep well! sleeping practices in buddhist disciplinary rules. <text:span text:style-name="T1">Acta Orientalia</text:span><text:line-break/><text:span text:style-name="T1">Academiae Scientiarum Hungaricae</text:span>, 65:427–444, 2012.<text:line-break/>D.C.J. Ibbetson, M.E. MacLagen, and H.A. Rose. <text:span text:style-name="T1">A glossary of the tribes and castes of</text:span><text:line-break/><text:span text:style-name="T1">the Punjab and Nortb-West Frontier Province Volume 2</text:span>. Civil and Military Gazette<text:line-break/>Press, 1911. URL <text:a xlink:type="simple" xlink:href="https://archive.org/details/glossaryoftribes03rose/page/n689/mode/2up" text:style-name="Internet_20_link" text:visited-style-name="Visited_20_Internet_20_Link">https://archive.org/details/glossaryoftribes03rose/page/<text:line-break/>n689/mode/2up.</text:a><text:line-break/>P.A. Jackson. Non-normative sex/gender categories in the theravada buddhist scrip-<text:line-break/>tures.<text:line-break/><text:span text:style-name="T1">Australian Humanities Review</text:span>, 1996.<text:line-break/>URL <text:a xlink:type="simple" xlink:href="https://web.archive.org/web/20170404051712/http://www.australianhumanitiesreview.org/archive/issue1-feb-mar-96/jackson/references.html" text:style-name="Internet_20_link" text:visited-style-name="Visited_20_Internet_20_Link">https://web.archive.org/</text:a><text:line-break/><text:a xlink:type="simple" xlink:href="https://web.archive.org/web/20170404051712/http://www.australianhumanitiesreview.org/archive/issue1-feb-mar-96/jackson/references.html" text:style-name="Internet_20_link" text:visited-style-name="Visited_20_Internet_20_Link">web/20170404051712/http://www.australianhumanitiesreview.org/archive/<text:line-break/>issue1-feb-mar-96/jackson/references.html</text:a>.<text:line-break/>H.G. Jacobi. <text:span text:style-name="T1">Jaina Sutras</text:span>. Forgotten Books, 2008.<text:line-break/>C. Maes. One-sensed facultied life in the pāli vinaya: A camouflaged debate between<text:line-break/>early buddhists and jains. <text:span text:style-name="T1">Bulletin D</text:span>’<text:span text:style-name="T1">Études Indiennes</text:span>, 28–29:85–104, 2011.<text:line-break/>C. Maes. ”the buddha is a raft” on metaphors, the language of liberation and the religious<text:line-break/>others in early buddhism. <text:span text:style-name="T1">International Institute for Asian Studies</text:span>, 2016a.<text:line-break/>C. Maes. Flirtation with the other: an examination of the processes of othering in the<text:line-break/>pali vinaya. <text:span text:style-name="T1">Bulletin of SOAS</text:span>, 2016b.<text:line-break/>V. Maizes. <text:span text:style-name="T1">Integrative Women’s Health</text:span>. American Psychiatric Association, 2015.<text:line-break/>S. Nanda. Neither man nor woman, the hijras of india. <text:span text:style-name="T1">John Jay College of Crimi-</text:span><text:line-break/><text:soft-page-break/><text:span text:style-name="T1">nal Justice, Wadsworth Publishing Company</text:span>, 1999. URL <text:a xlink:type="simple" xlink:href="https://petervas.files.wordpress.com/2013/03/serena_nanda.pdf" text:style-name="Internet_20_link" text:visited-style-name="Visited_20_Internet_20_Link">https://petervas.files.<text:line-break/>wordpress.com/2013/03/serena_nanda.pdf</text:a>.<text:line-break/>R. Polly and J. Nicole. Understanding the transsexual patient: culturally sensitive care<text:line-break/>in emergency nursing practice. <text:span text:style-name="T1">Advanced Emergency Nursing Journal</text:span>, 2011.<text:line-break/>58</text:p>
      <text:p text:style-name="P1"/>
      <text:p text:style-name="P2"><text:bookmark text:name="59"/>L.W. Preston. <text:span text:style-name="T1">A right to exist: Eunuchs and the state in nineteenth-century India</text:span>. Modern<text:line-break/>Asian Studies, 1987.<text:line-break/>B. Scherer. Gender transformed and meta-gendered enlightenment: Reading buddhist<text:line-break/>narratives as paradigms of inclusiveness. <text:span text:style-name="T1">Revista de Estudos da Religião</text:span>, 6:65–76, 2006.<text:line-break/>A.M. Shah. A note on the hijadas of gujarat. <text:span text:style-name="T1">American Anthropologist</text:span>, 6:1325–1330,<text:line-break/>1961. URL <text:a xlink:type="simple" xlink:href="http://www.jstor.org/stable/666864" text:style-name="Internet_20_link" text:visited-style-name="Visited_20_Internet_20_Link">http://www.jstor.org/stable/666864.</text:a><text:line-break/>Bhikkhu Sujato. <text:span text:style-name="T1">Bhikkhuni Vinaya Studies</text:span>. Lulu, 2009. URL <text:a xlink:type="simple" xlink:href="https://www.lulu.com/shop/bhikkhu-sujato/shop/bhikkhu-sujato/bhikkhuni-vinaya-studies/paperback/product-1gjw8vnr.html" text:style-name="Internet_20_link" text:visited-style-name="Visited_20_Internet_20_Link">https://www.lulu.</text:a><text:line-break/><text:a xlink:type="simple" xlink:href="https://www.lulu.com/shop/bhikkhu-sujato/shop/bhikkhu-sujato/bhikkhuni-vinaya-studies/paperback/product-1gjw8vnr.html" text:style-name="Internet_20_link" text:visited-style-name="Visited_20_Internet_20_Link">com/shop/bhikkhu-sujato/shop/bhikkhu-sujato/bhikkhuni-vinaya-studies/<text:line-break/>paperback/product-1gjw8vnr.html</text:a>.<text:line-break/>Bhikkhu Sujato. <text:span text:style-name="T1">White Bones Red Rot Black Snakes</text:span>. Lulu, 2011. URL <text:a xlink:type="simple" xlink:href="https://www.lulu.com/en/en/shop/bhikkhu-sujato/white-bones-red-rot-black-snakes/ebook/product-20401388.html" text:style-name="Internet_20_link" text:visited-style-name="Visited_20_Internet_20_Link">https://www.</text:a><text:line-break/><text:a xlink:type="simple" xlink:href="https://www.lulu.com/en/en/shop/bhikkhu-sujato/white-bones-red-rot-black-snakes/ebook/product-20401388.html" text:style-name="Internet_20_link" text:visited-style-name="Visited_20_Internet_20_Link">lulu.com/en/en/shop/bhikkhu-sujato/white-bones-red-rot-black-snakes/<text:line-break/>ebook/product-20401388.html</text:a>.<text:line-break/>Bhikkhu Sujato. <text:span text:style-name="T1">Sects and Sectarianism</text:span>. Lulu, 2012. URL <text:a xlink:type="simple" xlink:href="https://www.lulu.com/en/en/shop/bhikkhu-sujato/sects-sectarianism/paperback/product-1k8jgw87.html" text:style-name="Internet_20_link" text:visited-style-name="Visited_20_Internet_20_Link">https://www.lulu.com/en/</text:a><text:line-break/><text:a xlink:type="simple" xlink:href="https://www.lulu.com/en/en/shop/bhikkhu-sujato/sects-sectarianism/paperback/product-1k8jgw87.html" text:style-name="Internet_20_link" text:visited-style-name="Visited_20_Internet_20_Link">en/shop/bhikkhu-sujato/sects-sectarianism/paperback/product-1k8jgw87.<text:line-break/>html.</text:a><text:line-break/>A. Wezler. Sanskrit paṇḍá- / páṇḍaka-. <text:span text:style-name="T1">Zeitschrift der Deutschen Morgenländischen</text:span><text:line-break/><text:span text:style-name="T1">Gesellschaft</text:span>, 1998.<text:line-break/>K. Wong. Homosexuality and the original meaning of pandaka. <text:span text:style-name="T1">Letter to the Buddhist</text:span><text:line-break/><text:span text:style-name="T1">Channel</text:span>, 2005.<text:line-break/>L. Zwilling and M.J. Sweet. Like a city ablaze: The third sex and the creation of sexuality<text:line-break/>in jain religious literature. <text:span text:style-name="T1">Journal of the History of Sexuality</text:span>, 1996.<text:line-break/>L. Zwilling and M.J. Sweet. The evolution of third-sex constructs in ancient india: A<text:line-break/>study in ambiguity. <text:span text:style-name="T1">SOAS Studies on South Asia</text:span>, 2000.<text:line-break/>Bhikkhu Ṭhānissaro. <text:span text:style-name="T1">The Buddhist Monastic Code</text:span>. Valley Center, CA: Mettā Forest<text:line-break/>Monastery, 1996.<text:line-break/><text:span text:style-name="T2">Websites</text:span><text:line-break/><text:a xlink:type="simple" xlink:href="https://suttacentral.net/" text:style-name="Internet_20_link" text:visited-style-name="Visited_20_Internet_20_Link">SuttaCentral.net</text:a><text:line-break/>Early Buddhist Texts, Translations and Parallels.<text:line-break/><text:a xlink:type="simple" xlink:href="https://buddhanexus.net/" text:style-name="Internet_20_link" text:visited-style-name="Visited_20_Internet_20_Link">BuddhaNexus.net </text:a>A neural network approach to comparing Buddhist texts.<text:line-break/><text:a xlink:type="simple" xlink:href="https://www.itlr.net/test.php?md=view" text:style-name="Internet_20_link" text:visited-style-name="Visited_20_Internet_20_Link">ITLR.net</text:a><text:line-break/>Indo-Tibetan Lexical Resource.<text:line-break/>5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4:15:59.293699069</meta:creation-date>
    <dc:date>2022-07-28T15:09:44.240015868</dc:date>
    <meta:editing-duration>PT28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7" meta:paragraph-count="13" meta:word-count="2264" meta:character-count="16219" meta:non-whitespace-character-count="13991"/>
  </office:meta>
</office:document-meta>
</file>